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553cm"/>
    </style:style>
    <style:style style:name="co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5cm"/>
    </style:style>
    <style:style style:name="co4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996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4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/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4">
          <table:table-cell office:value-type="string" calcext:value-type="string">
            <text:p>onLaunchAttack</text:p>
          </table:table-cell>
          <table:table-cell table:number-columns-repeated="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4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nInterceptAttack</text:p>
          </table:table-cell>
          <table:table-cell table:number-columns-repeated="3"/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4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6.642cm" draw:caption-point-x="-0.61cm" draw:caption-point-y="1.595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7.093cm" draw:caption-point-x="-0.61cm" draw:caption-point-y="1.595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01:16:33.4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H55M40S</meta:editing-duration>
    <meta:editing-cycles>36</meta:editing-cycles>
    <meta:generator>LibreOffice/4.3.7.2$Windows_x86 LibreOffice_project/8a35821d8636a03b8bf4e15b48f59794652c68ba</meta:generator>
    <dc:date>2017-03-11T03:08:25.381000000</dc:date>
    <meta:document-statistic meta:table-count="3" meta:cell-count="314" meta:object-count="0"/>
    <meta:user-defined meta:name="Info 1"/>
    <meta:user-defined meta:name="Info 2"/>
    <meta:user-defined meta:name="Info 3"/>
    <meta:user-defined meta:name="Info 4"/>
  </office:meta>
</office:document-meta>
</file>